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486de" officeooo:paragraph-rsid="001486de" style:text-blinking="false" fo:background-color="transparent" style:font-size-asian="18pt" style:font-size-complex="18p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15467377" text:style-name="L1">
        <text:list-header>
          <text:p text:style-name="P2">Regras de Negócio</text:p>
        </text:list-header>
      </text:list>
      <text:p text:style-name="P3"/>
      <text:p text:style-name="P4"><text:bookmark text:name="docs-internal-guid-5364cfd8-7fff-f074-16f8-081a93430c33"/>[RN 01] Armazenar e exibir os quadros de horas complementares.</text:p>
      <text:p text:style-name="P6">[RN 02] Armazenar e exibir os regulamentos de horas complementares.</text:p>
      <text:p text:style-name="P6">[RN 03] Preenchimento e alteração do formulário de horas, dentro do prazo vigente.</text:p>
      <text:p text:style-name="P6">[RN 04] Anexar os certificados de horas complementares ao preencher o formulário.</text:p>
      <text:p text:style-name="P6">[RN 05] Gerar um boletim para cada aluno.</text:p>
      <text:p text:style-name="P5"><text:span text:style-name="T1">[RN 06] Usuários só podem se cadastrar no sistema com o e-mail institucio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9:51.855315592</meta:creation-date>
    <dc:date>2020-03-03T15:09:27.184839341</dc:date>
    <meta:editing-duration>PT8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9" meta:character-count="427" meta:non-whitespace-character-count="365"/>
  </office:meta>
</office:document-meta>
</file>